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041" officeooo:paragraph-rsid="000b7041"/>
    </style:style>
    <style:style style:name="P2" style:family="paragraph" style:parent-style-name="Standard">
      <style:text-properties officeooo:rsid="000b7041" officeooo:paragraph-rsid="000df757"/>
    </style:style>
    <style:style style:name="P3" style:family="paragraph" style:parent-style-name="Standard">
      <style:paragraph-properties fo:text-align="center" style:justify-single-word="false"/>
      <style:text-properties fo:color="#ff3333" fo:font-size="18pt" style:text-underline-style="solid" style:text-underline-width="auto" style:text-underline-color="font-color" officeooo:rsid="000b7041" officeooo:paragraph-rsid="000b7041" fo:background-color="transparent" style:font-size-asian="18pt" style:font-size-complex="18pt"/>
    </style:style>
    <style:style style:name="P4" style:family="paragraph" style:parent-style-name="Standard">
      <style:text-properties fo:font-style="italic" officeooo:rsid="000b7041" officeooo:paragraph-rsid="000b7041" style:font-style-asian="italic" style:font-style-complex="italic"/>
    </style:style>
    <style:style style:name="P5" style:family="paragraph" style:parent-style-name="Standard">
      <style:text-properties officeooo:rsid="000d2fb7" officeooo:paragraph-rsid="000d2fb7"/>
    </style:style>
    <style:style style:name="P6" style:family="paragraph" style:parent-style-name="Standard">
      <style:text-properties officeooo:rsid="000df757" officeooo:paragraph-rsid="000df757"/>
    </style:style>
    <style:style style:name="T1" style:family="text">
      <style:text-properties officeooo:rsid="000b7041"/>
    </style:style>
    <style:style style:name="T2" style:family="text">
      <style:text-properties officeooo:rsid="000df75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IARD Landry</text:p>
      <text:p text:style-name="P4">CROQUEFER Gaëtan</text:p>
      <text:p text:style-name="P1">0<text:span text:style-name="T2">3/05/2019</text:span></text:p>
      <text:p text:style-name="P1"/>
      <text:p text:style-name="P1"/>
      <text:p text:style-name="P3">Conception des Systèmes d’Information</text:p>
      <text:p text:style-name="P1"/>
      <text:p text:style-name="P6"><draw:frame draw:style-name="fr1" draw:name="Cadre1" text:anchor-type="paragraph" svg:x="-0.078cm" svg:y="0.288cm" svg:width="17.418cm" draw:z-index="0"><draw:text-box fo:min-height="4.036cm"><text:p text:style-name="P6">Note :</text:p><text:p text:style-name="P2"><text:tab/></text:p><text:p text:style-name="P5"><text:tab/>Notre proposition de système de gestion d’un drive ne gère pas la comptabilité et le renouvellement des stocks. Les commandes reçues sont forcément payées, <text:span text:style-name="T2">aussi nous ne vérifions pas leur validité.</text:span></text:p><text:p text:style-name="P6"><text:tab/>Nous aurions pu rajouter beaucoup d’attributs redondants (prix d’une commande, prix d’un produit..)<text:span text:style-name="T1"> pour faciliter les opérations, </text:span>mais vu que nous ne connaissons pas la taille des données stockées, nous sommes resté sur un modèle standard.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29:33.611454776</meta:creation-date>
    <dc:date>2019-05-03T17:09:32.509790528</dc:date>
    <meta:editing-duration>PT9M18S</meta:editing-duration>
    <meta:editing-cycles>1</meta:editing-cycles>
    <meta:document-statistic meta:table-count="0" meta:image-count="0" meta:object-count="0" meta:page-count="1" meta:paragraph-count="8" meta:word-count="78" meta:character-count="523" meta:non-whitespace-character-count="449"/>
    <meta:generator>LibreOffice/6.0.7.3$Linux_X86_64 LibreOffice_project/00m0$Build-3</meta:generator>
  </office:meta>
</office:document-meta>
</file>